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2.54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2.54cm" fo:padding-bottom="0.15cm" fo:padding-left="0.275cm" fo:padding-right="0.275cm"/>
    </style:style>
    <style:style style:name="gr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draw:textarea-horizontal-align="center" draw:textarea-vertical-align="bottom" fo:padding-bottom="-0.76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padding-bottom="-3.175cm"/>
    </style:style>
    <style:style style:name="gr1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46cm" svg:height="2.297cm" svg:x="6.473cm" svg:y="4.604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id="id5" draw:layer="layout" svg:width="2.946cm" svg:height="2.297cm" svg:x="17.117cm" svg:y="4.538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3" draw:id="id3" draw:layer="layout" svg:width="1.676cm" svg:height="1.676cm" svg:x="3.945cm" svg:y="7.444cm">
          <text:p text:style-name="P1"><text:span text:style-name="T2">Flat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id="id2" draw:layer="layout" svg:width="1.676cm" svg:height="1.676cm" svg:x="3.945cm" svg:y="2.184cm">
          <text:p text:style-name="P1"><text:span text:style-name="T2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1">
          <draw:g>
            <draw:ellipse draw:style-name="gr5" draw:text-style-name="P4" draw:layer="layout" svg:width="1.211cm" svg:height="1.222cm" svg:x="1.127cm" svg:y="4.366cm">
              <text:p/>
            </draw:ellipse>
            <draw:ellipse draw:style-name="gr6" draw:text-style-name="P4" draw:layer="layout" svg:width="1.211cm" svg:height="1.222cm" svg:x="1.482cm" svg:y="4.682cm">
              <text:p/>
            </draw:ellipse>
            <draw:ellipse draw:style-name="gr7" draw:text-style-name="P4" draw:layer="layout" svg:width="1.21cm" svg:height="1.222cm" svg:x="1.837cm" svg:y="4.996cm">
              <text:p/>
            </draw:ellipse>
          </draw:g>
          <draw:frame draw:style-name="gr8" draw:text-style-name="P6" draw:layer="layout" svg:width="2.751cm" svg:height="0.882cm" svg:x="0.761cm" svg:y="6.204cm">
            <draw:text-box>
              <text:p text:style-name="P5"><text:span text:style-name="T3">Custom</text:span></text:p>
            </draw:text-box>
          </draw:frame>
        </draw:g>
        <draw:connector draw:style-name="gr9" draw:text-style-name="P1" draw:layer="layout" draw:type="lines" svg:x1="3.512cm" svg:y1="5.726cm" svg:x2="6.473cm" svg:y2="5.752cm" draw:start-shape="id1" svg:d="m3512 5726h501l2460 26v0">
          <text:p/>
        </draw:connector>
        <draw:connector draw:style-name="gr9" draw:text-style-name="P1" draw:layer="layout" draw:line-skew="0.689cm" svg:x1="4.782cm" svg:y1="3.858cm" svg:x2="6.473cm" svg:y2="5.752cm" draw:start-shape="id2" draw:start-glue-point="7" svg:d="m4782 3858v1900h1691v-6">
          <text:p/>
        </draw:connector>
        <draw:connector draw:style-name="gr9" draw:text-style-name="P1" draw:layer="layout" draw:line-skew="-0.577cm" svg:x1="4.782cm" svg:y1="7.444cm" svg:x2="6.473cm" svg:y2="5.752cm" draw:start-shape="id3" draw:start-glue-point="4" svg:d="m4782 7444v-1686h1691v-6">
          <text:p/>
        </draw:connector>
        <draw:connector draw:style-name="gr10" draw:text-style-name="P1" draw:layer="layout" svg:x1="21.712cm" svg:y1="7.466cm" svg:x2="20.063cm" svg:y2="5.686cm" draw:start-shape="id4" draw:end-shape="id5" svg:d="m21712 7466v-1780h-1649">
          <text:p/>
        </draw:connector>
        <draw:connector draw:style-name="gr10" draw:text-style-name="P1" draw:layer="layout" svg:x1="21.723cm" svg:y1="3.894cm" svg:x2="20.063cm" svg:y2="5.686cm" draw:start-shape="id6" draw:end-shape="id5" svg:d="m21723 3894v1792h-1660">
          <text:p/>
        </draw:connector>
        <draw:frame draw:style-name="gr11" draw:text-style-name="P7" draw:layer="layout" svg:width="4.681cm" svg:height="4.417cm" svg:x="10.923cm" svg:y="3.437cm">
          <draw:image xlink:href="../logo.png" xlink:type="simple" xlink:show="embed" xlink:actuate="onLoad">
            <text:p text:style-name="P1"><text:span text:style-name="T4">DiffKit</text:span></text:p>
          </draw:image>
        </draw:frame>
        <draw:custom-shape draw:style-name="gr12" draw:text-style-name="P1" draw:layer="layout" svg:width="1.353cm" svg:height="1.427cm" draw:transform="rotate (-1.93749000263973) translate (12.413cm 9.069cm)">
          <text:p/>
          <draw:enhanced-geometry svg:viewBox="0 0 21600 21600" draw:mirror-horizontal="false" draw:mirror-vertical="false" draw:text-areas="0 0 21600 21600" draw:type="chevron" draw:modifiers="16478.0838323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496cm" svg:height="1.262cm" draw:transform="rotate (0.0106465084371634) translate (10.075cm 5.21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496cm" svg:height="1.262cm" draw:transform="rotate (-3.13583306705881) translate (16.545cm 6.46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2" draw:layer="layout" svg:width="3.309cm" svg:height="2.097cm" svg:x="9.145cm" svg:y="10.768cm">
            <text:p text:style-name="P1"><text:span text:style-name="T1">Diff Report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0.486cm" svg:height="0.721cm" svg:x="10.109cm" svg:y="11.78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86cm" svg:height="0.721cm" svg:x="11.044cm" svg:y="11.788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86cm" svg:height="0.721cm" svg:x="10.609cm" svg:y="10.96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3" draw:id="id6" draw:layer="layout" svg:width="1.676cm" svg:height="1.676cm" svg:x="20.885cm" svg:y="2.218cm">
          <text:p text:style-name="P1"><text:span text:style-name="T2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7">
          <draw:g>
            <draw:ellipse draw:style-name="gr15" draw:text-style-name="P4" draw:layer="layout" svg:width="1.211cm" svg:height="1.222cm" svg:x="22.953cm" svg:y="4.341cm">
              <text:p/>
            </draw:ellipse>
            <draw:ellipse draw:style-name="gr16" draw:text-style-name="P4" draw:layer="layout" svg:width="1.211cm" svg:height="1.222cm" svg:x="23.308cm" svg:y="4.657cm">
              <text:p/>
            </draw:ellipse>
            <draw:ellipse draw:style-name="gr17" draw:text-style-name="P4" draw:layer="layout" svg:width="1.21cm" svg:height="1.222cm" svg:x="23.663cm" svg:y="4.971cm">
              <text:p/>
            </draw:ellipse>
          </draw:g>
          <draw:frame draw:style-name="gr18" draw:text-style-name="P6" draw:layer="layout" svg:width="2.751cm" svg:height="0.882cm" svg:x="22.587cm" svg:y="6.179cm">
            <draw:text-box>
              <text:p text:style-name="P5"><text:span text:style-name="T3">Custom</text:span></text:p>
            </draw:text-box>
          </draw:frame>
        </draw:g>
        <draw:custom-shape draw:style-name="gr3" draw:text-style-name="P3" draw:id="id4" draw:layer="layout" svg:width="1.676cm" svg:height="1.676cm" svg:x="20.874cm" svg:y="7.466cm">
          <text:p text:style-name="P1"><text:span text:style-name="T2">Flat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1" draw:layer="layout" svg:x1="22.587cm" svg:y1="5.701cm" svg:x2="20.063cm" svg:y2="5.686cm" draw:start-shape="id7" draw:end-shape="id5" draw:end-glue-point="1" svg:d="m22587 5701h-1249v-15h-1275">
          <text:p/>
        </draw:connector>
        <draw:custom-shape draw:style-name="gr12" draw:text-style-name="P1" draw:layer="layout" svg:width="1.353cm" svg:height="1.427cm" draw:transform="rotate (-1.09030718372184) translate (15.26cm 8.571cm)">
          <text:p/>
          <draw:enhanced-geometry svg:viewBox="0 0 21600 21600" draw:mirror-horizontal="false" draw:mirror-vertical="false" draw:text-areas="0 0 21600 21600" draw:type="chevron" draw:modifiers="16478.0838323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2" draw:layer="layout" svg:width="3.309cm" svg:height="2.097cm" svg:x="13.902cm" svg:y="10.741cm">
            <text:p text:style-name="P1"><text:span text:style-name="T1">DB Patch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0.486cm" svg:height="0.721cm" svg:x="14.866cm" svg:y="11.76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86cm" svg:height="0.721cm" svg:x="15.801cm" svg:y="11.76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86cm" svg:height="0.721cm" svg:x="15.366cm" svg:y="10.9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3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0-12-24T01:21:43</dc:date>
    <dc:creator>joe panico</dc:creator>
    <meta:editing-duration>PT10H31M22S</meta:editing-duration>
    <meta:editing-cycles>52</meta:editing-cycles>
    <meta:generator>OpenOffice.org/3.2$Unix OpenOffice.org_project/320m18$Build-9502</meta:generator>
    <meta:document-statistic meta:object-count="39"/>
  </office:meta>
</office:document-meta>
</file>